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officeooo:rsid="001b2420" officeooo:paragraph-rsid="001b2420"/>
    </style:style>
    <style:style style:name="P2" style:family="paragraph" style:parent-style-name="Meu_20_estilo_20_1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officeooo:paragraph-rsid="001b2420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cd67b" officeooo:paragraph-rsid="001cd67b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cd67b" officeooo:paragraph-rsid="001cd67b" style:font-size-asian="14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e090b" officeooo:paragraph-rsid="001e090b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209264" style:font-size-asian="11.3500003814697pt" style:font-weight-asian="normal" style:font-size-complex="13pt" style:font-weight-complex="normal"/>
    </style:style>
    <style:style style:name="T4" style:family="text">
      <style:text-properties officeooo:rsid="00209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ções</text:p>
      <text:p text:style-name="P4"/>
      <text:p text:style-name="P5">C<text:span text:style-name="T4">hamada</text:span>: <text:span text:style-name="T2">O </text:span><text:span text:style-name="T3">comando que executa a função, a função pode ser executada por um evento.</text:span></text:p>
      <text:p text:style-name="P5">Parâmetro: <text:span text:style-name="T2">As variáveis passadas à função.</text:span></text:p>
      <text:p text:style-name="P5">Ação: <text:span text:style-name="T2">O processo executado pela função.</text:span></text:p>
      <text:p text:style-name="P5">Retorno:<text:span text:style-name="T1"> </text:span><text:span text:style-name="T2">O que a função devolve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9:03:49.519000000</meta:creation-date>
    <meta:generator>LibreOffice/6.0.7.3$Windows_X86_64 LibreOffice_project/dc89aa7a9eabfd848af146d5086077aeed2ae4a5</meta:generator>
    <meta:editing-duration>PT1H2M55S</meta:editing-duration>
    <meta:editing-cycles>6</meta:editing-cycles>
    <dc:title>Modelo 1</dc:title>
    <dc:date>2020-05-05T10:16:57.037000000</dc:date>
    <meta:document-statistic meta:table-count="0" meta:image-count="0" meta:object-count="0" meta:page-count="1" meta:paragraph-count="5" meta:word-count="34" meta:character-count="203" meta:non-whitespace-character-count="174"/>
    <meta:template xlink:type="simple" xlink:actuate="onRequest" xlink:title="Modelo 1" xlink:href="../../../../../../AppData/Roaming/LibreOffice/4/user/template/Modelo%201.ott" meta:date="2020-05-05T09:03:49.296000000"/>
  </office:meta>
</office:document-meta>
</file>